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fb668" officeooo:paragraph-rsid="000fb6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normal" officeooo:rsid="0014f215" officeooo:paragraph-rsid="0014f2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17c67e" officeooo:paragraph-rsid="002756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3db65" officeooo:paragraph-rsid="0023db6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71378" officeooo:paragraph-rsid="0027137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2afa93" officeooo:paragraph-rsid="002afa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dd1c1" officeooo:paragraph-rsid="002dd1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85e51" officeooo:paragraph-rsid="00229ed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2b1bda" officeooo:paragraph-rsid="002b1bd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378629" officeooo:paragraph-rsid="0037862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italic" fo:font-weight="normal" officeooo:rsid="000fb668" officeooo:paragraph-rsid="000fb668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0fb668" officeooo:paragraph-rsid="0010c36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147a44" officeooo:paragraph-rsid="00147a4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147a44" officeooo:paragraph-rsid="00117ce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weight="normal" officeooo:rsid="00185e51" officeooo:paragraph-rsid="002756b9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tyle="normal" fo:font-weight="normal" officeooo:rsid="0010c36d" officeooo:paragraph-rsid="0010c36d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tyle="normal" fo:font-weight="normal" officeooo:rsid="0010c36d" officeooo:paragraph-rsid="00117ce5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Times New Roman" fo:font-style="normal" fo:font-weight="normal" officeooo:rsid="00147a44" officeooo:paragraph-rsid="00147a44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" fo:font-style="normal" fo:font-weight="normal" officeooo:rsid="0014f215" officeooo:paragraph-rsid="0014f215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Times New Roman" fo:font-weight="normal" officeooo:rsid="001cc55e" officeooo:paragraph-rsid="001cc55e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Times New Roman" fo:font-weight="normal" officeooo:rsid="0025b945" officeooo:paragraph-rsid="0025b945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Times New Roman" fo:font-weight="normal" officeooo:rsid="0025b945" officeooo:paragraph-rsid="0025b945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Times New Roman" fo:font-weight="normal" officeooo:rsid="0023db65" officeooo:paragraph-rsid="0023db65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Times New Roman" fo:font-weight="normal" officeooo:rsid="00271378" officeooo:paragraph-rsid="00271378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Times New Roman" fo:font-weight="normal" officeooo:rsid="002b1bda" officeooo:paragraph-rsid="002b1bda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Times New Roman" fo:font-weight="normal" officeooo:rsid="002b1bda" officeooo:paragraph-rsid="002b1bda" style:font-weight-asian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Times New Roman" fo:font-weight="normal" officeooo:rsid="003b36e0" officeooo:paragraph-rsid="003b36e0" style:font-weight-asian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Times New Roman" fo:font-weight="normal" officeooo:rsid="0033d360" officeooo:paragraph-rsid="0033d360" style:font-weight-asian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font-name="Times New Roman" fo:font-weight="normal" officeooo:rsid="0033d360" officeooo:paragraph-rsid="0033d360" style:font-weight-asian="normal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font-name="Times New Roman" fo:font-weight="normal" officeooo:rsid="002dd1c1" officeooo:paragraph-rsid="002dd1c1" style:font-weight-asian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font-name="Times New Roman" fo:font-weight="normal" officeooo:rsid="002f85e4" officeooo:paragraph-rsid="002f85e4" style:font-weight-asian="normal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style:font-name="Times New Roman" fo:font-weight="normal" officeooo:rsid="003bdfbb" officeooo:paragraph-rsid="003bdfbb" style:font-weight-asian="normal" style:font-weight-complex="normal"/>
    </style:style>
    <style:style style:name="P33" style:family="paragraph" style:parent-style-name="Standard" style:list-style-name="L11">
      <style:paragraph-properties fo:text-align="start" style:justify-single-word="false"/>
      <style:text-properties style:font-name="Times New Roman" fo:font-weight="normal" officeooo:rsid="00378629" officeooo:paragraph-rsid="00378629" style:font-weight-asian="normal" style:font-weight-complex="normal"/>
    </style:style>
    <style:style style:name="P34" style:family="paragraph" style:parent-style-name="Standard" style:list-style-name="L11">
      <style:paragraph-properties fo:text-align="start" style:justify-single-word="false"/>
      <style:text-properties style:font-name="Times New Roman" fo:font-weight="normal" officeooo:rsid="003906fd" officeooo:paragraph-rsid="003906fd" style:font-weight-asian="normal" style:font-weight-complex="normal"/>
    </style:style>
    <style:style style:name="T1" style:family="text">
      <style:text-properties officeooo:rsid="0010c36d"/>
    </style:style>
    <style:style style:name="T2" style:family="text">
      <style:text-properties officeooo:rsid="001620b3"/>
    </style:style>
    <style:style style:name="T3" style:family="text">
      <style:text-properties officeooo:rsid="00185e51"/>
    </style:style>
    <style:style style:name="T4" style:family="text">
      <style:text-properties officeooo:rsid="001e2cf5"/>
    </style:style>
    <style:style style:name="T5" style:family="text">
      <style:text-properties officeooo:rsid="00229ed5"/>
    </style:style>
    <style:style style:name="T6" style:family="text">
      <style:text-properties officeooo:rsid="0025b945"/>
    </style:style>
    <style:style style:name="T7" style:family="text">
      <style:text-properties officeooo:rsid="002756b9"/>
    </style:style>
    <style:style style:name="T8" style:family="text">
      <style:text-properties officeooo:rsid="002c3ef7"/>
    </style:style>
    <style:style style:name="T9" style:family="text">
      <style:text-properties officeooo:rsid="002dd1c1"/>
    </style:style>
    <style:style style:name="T10" style:family="text">
      <style:text-properties officeooo:rsid="00301d8f"/>
    </style:style>
    <style:style style:name="T11" style:family="text">
      <style:text-properties officeooo:rsid="00305f10"/>
    </style:style>
    <style:style style:name="T12" style:family="text">
      <style:text-properties officeooo:rsid="0033d360"/>
    </style:style>
    <style:style style:name="T13" style:family="text">
      <style:text-properties officeooo:rsid="0033fc32"/>
    </style:style>
    <style:style style:name="T14" style:family="text">
      <style:text-properties officeooo:rsid="0035ac51"/>
    </style:style>
    <style:style style:name="T15" style:family="text">
      <style:text-properties officeooo:rsid="003906fd"/>
    </style:style>
    <style:style style:name="T16" style:family="text">
      <style:text-properties officeooo:rsid="003d4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обслуживания читателей в библиотеке.</text:p>
      <text:p text:style-name="P1"/>
      <text:p text:style-name="P11">Предисловие к спецификации.</text:p>
      <text:p text:style-name="P12">Директор библиотеки A обнаружил, что бумажная волокита неудобна и неэффективна. Прежде всего его маленькая библиотека превратилась в настоящий кладезь знаний, соответственно и число читателей увеличилось. <text:span text:style-name="T1">Раньше карточная система при помощи которой читатель регистрировался и идентифицировался была полезна, сейчас же превратилась в муку. </text:span></text:p>
      <text:list xml:id="list8542912756654461559" text:style-name="L1">
        <text:list-item>
          <text:p text:style-name="P16">Во-первых, происходит дублирование данных о выданных и сданных книг.</text:p>
        </text:list-item>
        <text:list-item>
          <text:p text:style-name="P16">Во-вторых, такая карточка рано или поздно может быть заполнена и придется выдавать новую, а старую хранить для истории. </text:p>
        </text:list-item>
        <text:list-item>
          <text:p text:style-name="P16">В третьих, карточка просто может быть потеряна как со стороны читателя, так и библиотеки. </text:p>
        </text:list-item>
        <text:list-item>
          <text:p text:style-name="P16">В четвертых, поиск карточки для фиксации выдачи или сдачи книги занимает много времени.</text:p>
        </text:list-item>
        <text:list-item>
          <text:p text:style-name="P17">В пятых, проследить историю из выше сказанного достаточно сложно.</text:p>
        </text:list-item>
      </text:list>
      <text:p text:style-name="P14">Так же не удобно вести учет книг. При большой библиотеке и обороте книг, сложно сказать сколько книг осталось и были ли в библиотеке такие книги, у кого в данный момент книга, когда ближайший срок сдачи выданных книг.</text:p>
      <text:p text:style-name="P13">Поэтому директор библиотеки A, обратился к программистам компании B. <text:s/>Директор хочет:</text:p>
      <text:list xml:id="list5280950775879762549" text:style-name="L2">
        <text:list-item>
          <text:p text:style-name="P18">Свести к минимуму документооборот</text:p>
        </text:list-item>
        <text:list-item>
          <text:p text:style-name="P18">Обслуживать читателей более быстрей</text:p>
        </text:list-item>
        <text:list-item>
          <text:p text:style-name="P18">Упростить работу библиотекарей</text:p>
        </text:list-item>
        <text:list-item>
          <text:p text:style-name="P19">Вести историю</text:p>
        </text:list-item>
      </text:list>
      <text:p text:style-name="P1"/>
      <text:p text:style-name="P11">Спецификация.</text:p>
      <text:p text:style-name="P2">Выслушав директора библиотеке A, было решено делать <text:span text:style-name="T2">веб-сайт для библиотеки. Пользователями данной системы будут читатели, не зарегистрированные читатели, библиотекари и администратор. Читатели могут просматривать каталог книг которые есть в библиотеке, производить поиск, а так же просматривать дополнительную информацию, если такая имеется. Но в отличии от не зарегистрированных читателей, зарегистрированные могут так же резервировать книги и просматривать свою историю, т.е. иметь свою страничку. Страница читателя соответственно должна быть защищена от посторонних. Регистрация читателя происходит на его стороне, в библиотеки лишь выдают паспорт читателя для идентификации. </text:span></text:p>
      <text:p text:style-name="P3">Резервация дается лишь на два дня и в этот момент уменьшается количество выбранных книг. Если книги не забрали, количество книг возвращается в первоначальное состояние, если забрали они находятся в таком состоянии пока их не вернут. <text:span text:style-name="T4">Выдача книги дается на месяц. Если этого не достаточно, пользователь может два раза продлить срок так же на месяц. </text:span>Если читатель не вернул книгу в положенный срок, библиотекарь может такого читателя забанить. <text:span text:style-name="T3">В забаненом состоянии читатель не может резервировать, брать книги или подливать те которые у него есть, но еще не прошли дату сдачи. Он может их только вернуть. При возвращении книги библиотекарь может решить разбанить читателя, либо оставить его в таком состоянии, если читатель не в первый раз нарушал правила. При бане высылается письмо читателю о его задолженности.</text:span></text:p>
      <text:p text:style-name="P3"/>
      <text:p text:style-name="P15">Библиотекари и администратор будут работать в административной панель. Административная панель должна быть защищена от посторонних. </text:p>
      <text:p text:style-name="P8">Библиотекари могут по отношению к читателям:</text:p>
      <text:list xml:id="list5292918757530983662" text:style-name="L3">
        <text:list-item>
          <text:p text:style-name="P20">Редактировать их данные, если это требуется</text:p>
        </text:list-item>
        <text:list-item>
          <text:p text:style-name="P20">Выдавать читательский паспорт (pdf)</text:p>
        </text:list-item>
        <text:list-item>
          <text:p text:style-name="P20">Фиксировать выдачу и сдачу книг</text:p>
        </text:list-item>
        <text:list-item>
          <text:p text:style-name="P20">Банить/разбанивать <text:span text:style-name="T5">читателей, но только если срок сдачи просрочен</text:span></text:p>
        </text:list-item>
        <text:list-item>
          <text:p text:style-name="P21">Просматривать историю пользователя</text:p>
        </text:list-item>
      </text:list>
      <text:p text:style-name="P4">Библиотекари при заполнении каталога книгами могут:</text:p>
      <text:list xml:id="list4753331949030677609" text:style-name="L4">
        <text:list-item>
          <text:p text:style-name="P23">Добавлять/редактировать книги, <text:span text:style-name="T6">удалять книги можно только если они находятся в библиотеке</text:span></text:p>
        </text:list-item>
        <text:list-item>
          <text:p text:style-name="P23">Заполнять дополнительной информацией (необязательно)</text:p>
        </text:list-item>
        <text:list-item>
          <text:p text:style-name="P22">Просматривать историю книги</text:p>
        </text:list-item>
      </text:list>
      <text:p text:style-name="P5">Администратор может делать тоже самое, что и библиотекарь, но также в его обязанности входит:</text:p>
      <text:list xml:id="list1583068979096931346" text:style-name="L5">
        <text:list-item>
          <text:p text:style-name="P24">Добавление/редактирование/удаление библиотекарей</text:p>
        </text:list-item>
        <text:list-item>
          <text:p text:style-name="P24">Заполнение сайт<text:span text:style-name="T14">а</text:span> контентом</text:p>
        </text:list-item>
      </text:list>
      <text:p text:style-name="P5">Администратором является директор или его приближенный <text:span text:style-name="T7">подчиненный.</text:span></text:p>
      <text:p text:style-name="P6"/>
      <text:p text:style-name="P6">Каталоги которые доступны читателю:</text:p>
      <text:list xml:id="list3695009206795775193" text:style-name="L6">
        <text:list-item>
          <text:p text:style-name="P25">Главная, она же страница о нас</text:p>
        </text:list-item>
        <text:list-item>
          <text:p text:style-name="P25">Для чего все и делается — каталог книг</text:p>
        </text:list-item>
        <text:list-item>
          <text:p text:style-name="P25">Обратная связь</text:p>
        </text:list-item>
      </text:list>
      <text:p text:style-name="P9">Каталоги доступные зарегистрированному читателю:</text:p>
      <text:list xml:id="list1776206492793678867" text:style-name="L7">
        <text:list-item>
          <text:p text:style-name="P27">Каталоги читателя</text:p>
        </text:list-item>
      </text:list>
      <text:list xml:id="list338384754328024922" text:style-name="L8">
        <text:list-item>
          <text:p text:style-name="P26">Домашняя страница <text:span text:style-name="T8">читателя (информация + отправка запроса на восстановление паспорта при его потери)</text:span></text:p>
        </text:list-item>
        <text:list-item>
          <text:p text:style-name="P28">Страница <text:span text:style-name="T13">со списком зарезервированных</text:span> книг</text:p>
        </text:list-item>
        <text:list-item>
          <text:p text:style-name="P26">История <text:span text:style-name="T8">читателя</text:span></text:p>
        </text:list-item>
      </text:list>
      <text:p text:style-name="P7">Каталоги доступные библиотекарю:</text:p>
      <text:list xml:id="list927189113694948886" text:style-name="L9">
        <text:list-item>
          <text:p text:style-name="P30">Список книг + подкаталоги (добавление/редактирование/удаление)</text:p>
        </text:list-item>
        <text:list-item>
          <text:p text:style-name="P31"><text:span text:style-name="T12">Список</text:span> читателей</text:p>
          <text:list>
            <text:list-item>
              <text:p text:style-name="P31"><text:span text:style-name="T12">Список</text:span> новых читателей, которые не получили паспорта <text:span text:style-name="T11">или восстанавливают его</text:span></text:p>
            </text:list-item>
            <text:list-item>
              <text:p text:style-name="P31"><text:span text:style-name="T12">Список</text:span> читателей которые задолжали книгу<text:span text:style-name="T10">(и)</text:span></text:p>
            </text:list-item>
          </text:list>
        </text:list-item>
        <text:list-item>
          <text:p text:style-name="P29">Страницу читателя (его данные и история)</text:p>
        </text:list-item>
        <text:list-item>
          <text:p text:style-name="P29">Страницу выдачи книг</text:p>
        </text:list-item>
      </text:list>
      <text:p text:style-name="P10">Каталоги администратор<text:span text:style-name="T15">а</text:span>:</text:p>
      <text:list xml:id="list2917046960441897333" text:style-name="L10">
        <text:list-item>
          <text:p text:style-name="P32">Каталоги библиотекаря</text:p>
        </text:list-item>
      </text:list>
      <text:list xml:id="list3213833817845648870" text:style-name="L11">
        <text:list-item>
          <text:p text:style-name="P33">Страница для заполнения главной страницы</text:p>
        </text:list-item>
        <text:list-item>
          <text:p text:style-name="P34">Страница для заполнения обратной связи</text:p>
        </text:list-item>
        <text:list-item>
          <text:p text:style-name="P33">Список библиотекарей + <text:span text:style-name="T9">подкаталоги (добавление/редактирование/удаление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0:44:59.023625086</meta:creation-date>
    <dc:date>2014-09-13T15:55:05.210339105</dc:date>
    <meta:editing-duration>PT2H14M38S</meta:editing-duration>
    <meta:editing-cycles>40</meta:editing-cycles>
    <meta:generator>LibreOffice/4.2.4.2$Linux_X86_64 LibreOffice_project/420m0$Build-2</meta:generator>
    <meta:document-statistic meta:table-count="0" meta:image-count="0" meta:object-count="0" meta:page-count="2" meta:paragraph-count="53" meta:word-count="614" meta:character-count="4454" meta:non-whitespace-character-count="3922"/>
  </office:meta>
</office:document-meta>
</file>